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05:46:46.612293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7-24T06:08:26.919940134</dc:date>
    <meta:editing-duration>PT15H22M41S</meta:editing-duration>
    <meta:editing-cycles>151</meta:editing-cycles>
    <meta:generator>LibreOffice/6.4.5.2$Linux_X86_64 LibreOffice_project/40$Build-2</meta:generator>
    <meta:document-statistic meta:table-count="70" meta:cell-count="2604" meta:object-count="0"/>
  </office:meta>
</office:document-meta>
</file>